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6in" style:type="right" style:leader-style="dotted" style:leader-text="."/>
        </style:tab-stops>
      </style:paragraph-properties>
    </style:style>
    <style:style style:name="P18" style:family="paragraph" style:parent-style-name="Standard">
      <style:text-properties officeooo:paragraph-rsid="0110429a"/>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6in" style:type="right" style:leader-style="dotted" style:leader-text="."/>
        </style:tab-stops>
      </style:paragraph-properties>
    </style:style>
    <style:style style:name="P21" style:family="paragraph" style:parent-style-name="Heading_20_1">
      <style:text-properties fo:color="#1e6a39" loext:opacity="100%" fo:font-weight="bold" style:font-weight-asian="bold" style:font-weight-complex="bold"/>
    </style:style>
    <style:style style:name="P22" style:family="paragraph" style:parent-style-name="Standard">
      <style:text-properties fo:language="en" fo:country="US"/>
    </style:style>
    <style:style style:name="P23" style:family="paragraph" style:parent-style-name="Standard" style:list-style-name="L2">
      <style:text-properties fo:language="en" fo:country="US" fo:font-style="italic" officeooo:paragraph-rsid="00ca0035" style:font-style-asian="italic" style:font-style-complex="italic"/>
    </style:style>
    <style:style style:name="P24" style:family="paragraph" style:parent-style-name="Standard">
      <style:text-properties officeooo:rsid="00758882" officeooo:paragraph-rsid="00781851"/>
    </style:style>
    <style:style style:name="P25" style:family="paragraph" style:parent-style-name="Standard">
      <style:text-properties officeooo:paragraph-rsid="0024ab4d"/>
    </style:style>
    <style:style style:name="P26" style:family="paragraph" style:parent-style-name="Standard">
      <style:text-properties officeooo:rsid="007c4cf6" officeooo:paragraph-rsid="007c4cf6"/>
    </style:style>
    <style:style style:name="P27" style:family="paragraph" style:parent-style-name="Standard">
      <style:text-properties officeooo:rsid="007f07f1" officeooo:paragraph-rsid="007f07f1"/>
    </style:style>
    <style:style style:name="P28" style:family="paragraph" style:parent-style-name="Standard">
      <style:text-properties officeooo:rsid="00829e90" officeooo:paragraph-rsid="00829e90"/>
    </style:style>
    <style:style style:name="P29" style:family="paragraph" style:parent-style-name="Standard">
      <style:text-properties officeooo:rsid="008ddeef" officeooo:paragraph-rsid="008ddeef"/>
    </style:style>
    <style:style style:name="P30" style:family="paragraph" style:parent-style-name="Standard">
      <style:text-properties officeooo:rsid="00915de0" officeooo:paragraph-rsid="00915de0"/>
    </style:style>
    <style:style style:name="P31" style:family="paragraph" style:parent-style-name="Standard">
      <style:text-properties officeooo:rsid="009a9248" officeooo:paragraph-rsid="009a9248"/>
    </style:style>
    <style:style style:name="P32" style:family="paragraph" style:parent-style-name="Standard">
      <style:text-properties officeooo:rsid="009f7837" officeooo:paragraph-rsid="009f7837"/>
    </style:style>
    <style:style style:name="P33" style:family="paragraph" style:parent-style-name="Standard" style:list-style-name="L1">
      <style:text-properties officeooo:rsid="00bcd994" officeooo:paragraph-rsid="00bcd994"/>
    </style:style>
    <style:style style:name="P34" style:family="paragraph" style:parent-style-name="Standard" style:list-style-name="L1">
      <style:text-properties officeooo:rsid="00bd256f" officeooo:paragraph-rsid="00bd256f"/>
    </style:style>
    <style:style style:name="P35" style:family="paragraph" style:parent-style-name="Standard">
      <style:text-properties officeooo:paragraph-rsid="00c0cf0e"/>
    </style:style>
    <style:style style:name="P36" style:family="paragraph" style:parent-style-name="Standard">
      <style:text-properties officeooo:paragraph-rsid="00ca0035"/>
    </style:style>
    <style:style style:name="P37" style:family="paragraph" style:parent-style-name="Standard" style:list-style-name="L2">
      <style:text-properties officeooo:paragraph-rsid="00ca0035"/>
    </style:style>
    <style:style style:name="P38" style:family="paragraph" style:parent-style-name="Standard">
      <style:text-properties officeooo:paragraph-rsid="00c4db3a"/>
    </style:style>
    <style:style style:name="P39" style:family="paragraph" style:parent-style-name="Standard">
      <style:text-properties officeooo:rsid="00f51e1f" officeooo:paragraph-rsid="00f51e1f"/>
    </style:style>
    <style:style style:name="P40" style:family="paragraph" style:parent-style-name="Standard">
      <style:text-properties officeooo:rsid="00fc661b" officeooo:paragraph-rsid="00fc661b"/>
    </style:style>
    <style:style style:name="P41" style:family="paragraph" style:parent-style-name="Standard">
      <style:text-properties officeooo:paragraph-rsid="01027b80"/>
    </style:style>
    <style:style style:name="P42" style:family="paragraph" style:parent-style-name="Standard">
      <style:text-properties officeooo:rsid="011a0ff0" officeooo:paragraph-rsid="011a0ff0"/>
    </style:style>
    <style:style style:name="P43" style:family="paragraph" style:parent-style-name="Standard">
      <style:text-properties officeooo:paragraph-rsid="0110429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officeooo:rsid="00700202"/>
    </style:style>
    <style:style style:name="T67" style:family="text">
      <style:text-properties fo:color="#c9211e" loext:opacity="100%"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a8d78b" style:font-weight-asian="bold" style:font-weight-complex="bold"/>
    </style:style>
    <style:style style:name="T70" style:family="text">
      <style:text-properties fo:font-weight="bold" officeooo:rsid="00fd3f72" style:font-weight-asian="bold" style:font-weight-complex="bold"/>
    </style:style>
    <style:style style:name="T71" style:family="text">
      <style:text-properties fo:font-weight="bold" officeooo:rsid="00fd461d" style:font-weight-asian="bold" style:font-weight-complex="bold"/>
    </style:style>
    <style:style style:name="T72" style:family="text">
      <style:text-properties fo:color="#e8a202" loext:opacity="100%" fo:font-weight="bold" style:font-weight-asian="bold" style:font-weight-complex="bold"/>
    </style:style>
    <style:style style:name="T73" style:family="text">
      <style:text-properties fo:language="en" fo:country="CA"/>
    </style:style>
    <style:style style:name="T74" style:family="text">
      <style:text-properties fo:language="en" fo:country="CA" officeooo:rsid="00a7175a"/>
    </style:style>
    <style:style style:name="T75" style:family="text">
      <style:text-properties officeooo:rsid="00a878fa"/>
    </style:style>
    <style:style style:name="T76" style:family="text">
      <style:text-properties fo:font-style="italic" fo:font-weight="bold" officeooo:rsid="00a878fa" style:font-style-asian="italic" style:font-weight-asian="bold" style:font-style-complex="italic" style:font-weight-complex="bold"/>
    </style:style>
    <style:style style:name="T77" style:family="text">
      <style:text-properties fo:font-style="italic" fo:font-weight="bold" officeooo:rsid="00af3878" style:font-style-asian="italic" style:font-weight-asian="bold" style:font-style-complex="italic" style:font-weight-complex="bold"/>
    </style:style>
    <style:style style:name="T78" style:family="text">
      <style:text-properties officeooo:rsid="00a8d78b"/>
    </style:style>
    <style:style style:name="T79" style:family="text">
      <style:text-properties officeooo:rsid="00aab0c3"/>
    </style:style>
    <style:style style:name="T80" style:family="text">
      <style:text-properties officeooo:rsid="00ab5da8"/>
    </style:style>
    <style:style style:name="T81" style:family="text">
      <style:text-properties officeooo:rsid="00af3878"/>
    </style:style>
    <style:style style:name="T82" style:family="text">
      <style:text-properties officeooo:rsid="00afabc8"/>
    </style:style>
    <style:style style:name="T83" style:family="text">
      <style:text-properties officeooo:rsid="00bd256f"/>
    </style:style>
    <style:style style:name="T84" style:family="text">
      <style:text-properties officeooo:rsid="00bed84e"/>
    </style:style>
    <style:style style:name="T85" style:family="text">
      <style:text-properties officeooo:rsid="00c99f4e"/>
    </style:style>
    <style:style style:name="T86" style:family="text">
      <style:text-properties officeooo:rsid="00cc2a6d"/>
    </style:style>
    <style:style style:name="T87" style:family="text">
      <style:text-properties fo:color="#0000ff" loext:opacity="100%" style:font-name="Consolas" fo:font-size="9.5pt" style:font-size-asian="9.5pt"/>
    </style:style>
    <style:style style:name="T88" style:family="text">
      <style:text-properties fo:color="#000000" loext:opacity="100%" style:font-name="Consolas" fo:font-size="9.5pt" style:font-size-asian="9.5pt"/>
    </style:style>
    <style:style style:name="T89" style:family="text">
      <style:text-properties fo:color="#808080" loext:opacity="100%" style:font-name="Consolas" fo:font-size="9.5pt" style:font-size-asian="9.5pt"/>
    </style:style>
    <style:style style:name="T90" style:family="text">
      <style:text-properties fo:color="#ff0000" loext:opacity="100%" style:font-name="Consolas" fo:font-size="9.5pt" style:font-size-asian="9.5pt"/>
    </style:style>
    <style:style style:name="T91" style:family="text">
      <style:text-properties officeooo:rsid="00d0bdca"/>
    </style:style>
    <style:style style:name="T92" style:family="text">
      <style:text-properties officeooo:rsid="00d20539"/>
    </style:style>
    <style:style style:name="T93" style:family="text">
      <style:text-properties officeooo:rsid="00d2e01a"/>
    </style:style>
    <style:style style:name="T94" style:family="text">
      <style:text-properties officeooo:rsid="00d4078a"/>
    </style:style>
    <style:style style:name="T95" style:family="text">
      <style:text-properties officeooo:rsid="00d51641"/>
    </style:style>
    <style:style style:name="T96" style:family="text">
      <style:text-properties officeooo:rsid="00d5d7a9"/>
    </style:style>
    <style:style style:name="T97" style:family="text">
      <style:text-properties officeooo:rsid="00d64486"/>
    </style:style>
    <style:style style:name="T98" style:family="text">
      <style:text-properties officeooo:rsid="00d6ac65"/>
    </style:style>
    <style:style style:name="T99" style:family="text">
      <style:text-properties officeooo:rsid="00d718ba"/>
    </style:style>
    <style:style style:name="T100" style:family="text">
      <style:text-properties officeooo:rsid="00d916c8"/>
    </style:style>
    <style:style style:name="T101" style:family="text">
      <style:text-properties officeooo:rsid="00db0a9f"/>
    </style:style>
    <style:style style:name="T102" style:family="text">
      <style:text-properties officeooo:rsid="00ea9f68"/>
    </style:style>
    <style:style style:name="T103" style:family="text">
      <style:text-properties officeooo:rsid="00eaee9e"/>
    </style:style>
    <style:style style:name="T104" style:family="text">
      <style:text-properties officeooo:rsid="00ebdfd5"/>
    </style:style>
    <style:style style:name="T105" style:family="text">
      <style:text-properties officeooo:rsid="00eddecd"/>
    </style:style>
    <style:style style:name="T106" style:family="text">
      <style:text-properties officeooo:rsid="00ee83c2"/>
    </style:style>
    <style:style style:name="T107" style:family="text">
      <style:text-properties officeooo:rsid="00ef71ed"/>
    </style:style>
    <style:style style:name="T108" style:family="text">
      <style:text-properties officeooo:rsid="00f04b7d"/>
    </style:style>
    <style:style style:name="T109" style:family="text">
      <style:text-properties officeooo:rsid="00f20f1d"/>
    </style:style>
    <style:style style:name="T110" style:family="text">
      <style:text-properties officeooo:rsid="00f61fe0"/>
    </style:style>
    <style:style style:name="T111" style:family="text">
      <style:text-properties officeooo:rsid="00f7532f"/>
    </style:style>
    <style:style style:name="T112" style:family="text">
      <style:text-properties officeooo:rsid="00f8885a"/>
    </style:style>
    <style:style style:name="T113" style:family="text">
      <style:text-properties officeooo:rsid="00f947b9"/>
    </style:style>
    <style:style style:name="T114" style:family="text">
      <style:text-properties officeooo:rsid="00fd3f72"/>
    </style:style>
    <style:style style:name="T115" style:family="text">
      <style:text-properties officeooo:rsid="00fd461d"/>
    </style:style>
    <style:style style:name="T116" style:family="text">
      <style:text-properties officeooo:rsid="01042dd6"/>
    </style:style>
    <style:style style:name="T117" style:family="text">
      <style:text-properties officeooo:rsid="0111612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2413_998993402" text:style-name="Index_20_Link" text:visited-style-name="Index_20_Link">Section 1: Introduction to building ASP.NET Core Web APIs using .NET6<text:tab/>1</text:a></text:p>
          <text:p text:style-name="P16"><text:a xlink:type="simple" xlink:href="#__RefHeading___Toc2415_998993402" text:style-name="Index_20_Link" text:visited-style-name="Index_20_Link">Section 2: Create New ASP.NET Core Web API &amp; Domain Models<text:tab/>2</text:a></text:p>
          <text:p text:style-name="P16"><text:a xlink:type="simple" xlink:href="#__RefHeading___Toc2415_998993402%20Copy%201" text:style-name="Index_20_Link" text:visited-style-name="Index_20_Link">Section 3: Create New Controller - Regions Controller and CRUD Operations / Action Methods<text:tab/>3</text:a></text:p>
          <text:p text:style-name="P16"><text:a xlink:type="simple" xlink:href="#__RefHeading___Toc2415_998993402%20Copy%201%20Copy%201" text:style-name="Index_20_Link" text:visited-style-name="Index_20_Link">Section 4: Asynchronous Programming, Repository Pattern and Automapper<text:tab/>5</text:a></text:p>
          <text:p text:style-name="P16"><text:a xlink:type="simple" xlink:href="#__RefHeading___Toc2415_998993402%20Copy%201%20Copy%202" text:style-name="Index_20_Link" text:visited-style-name="Index_20_Link">Section 5: Functionality For Walks - Create, Read, Update, Delete For Walks<text:tab/>5</text:a></text:p>
          <text:p text:style-name="P16"><text:a xlink:type="simple" xlink:href="#__RefHeading___Toc2415_998993402%20Copy%201%20Copy%202%20Copy%201" text:style-name="Index_20_Link" text:visited-style-name="Index_20_Link">Section 6: Validations in ASP.NET Core Web API<text:tab/>5</text:a></text:p>
          <text:p text:style-name="P16"><text:a xlink:type="simple" xlink:href="#__RefHeading___Toc2415_998993402%20Copy%201%20Copy%202%20Copy%202" text:style-name="Index_20_Link" text:visited-style-name="Index_20_Link">Section 7: Filtering, Sorting, Pagination in ASP.NET Core Web API<text:tab/>6</text:a></text:p>
          <text:p text:style-name="P16"><text:a xlink:type="simple" xlink:href="#__RefHeading___Toc2415_998993402%20Copy%201%20Copy%202%20Copy%203" text:style-name="Index_20_Link" text:visited-style-name="Index_20_Link">Section 8: Securing our ASP.NET Core API - Authentication and Authorization - JWT Tokens<text:tab/>6</text:a></text:p>
          <text:p text:style-name="P16"><text:a xlink:type="simple" xlink:href="#__RefHeading___Toc2415_998993402%20Copy%201%20Copy%202%20Copy%203%20Copy%201" text:style-name="Index_20_Link" text:visited-style-name="Index_20_Link">Section 9: Functionality For Walks - Create, Read, Update, Delete For Walks<text:tab/>6</text:a></text:p>
          <text:p text:style-name="P16"><text:a xlink:type="simple" xlink:href="#__RefHeading___Toc2415_998993402%20Copy%201%20Copy%202%20Copy%203%20Copy%202" text:style-name="Index_20_Link" text:visited-style-name="Index_20_Link">Section 10: Functionality For Walks - Create, Read, Update, Delete For Walks<text:tab/>6</text:a></text:p>
          <text:p text:style-name="P16"><text:a xlink:type="simple" xlink:href="#__RefHeading___Toc2415_998993402%20Copy%201%20Copy%202%20Copy%203%20Copy%203" text:style-name="Index_20_Link" text:visited-style-name="Index_20_Link">Section 11: Functionality For Walks - Create, Read, Update, Delete For Walks<text:tab/>7</text:a></text:p>
          <text:p text:style-name="P16"><text:a xlink:type="simple" xlink:href="#__RefHeading___Toc2415_998993402%20Copy%201%20Copy%202%20Copy%203%20Copy%204" text:style-name="Index_20_Link" text:visited-style-name="Index_20_Link">Section 12: Functionality For Walks - Create, Read, Update, Delete For Walks<text:tab/>7</text:a></text:p>
          <text:p text:style-name="P16"><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2" loext:marker-style-name="T2"/>
      <text:h text:style-name="P21" text:outline-level="2"><text:bookmark-start text:name="__RefHeading___Toc2413_998993402"/>Section <text:span text:style-name="T66">1: </text:span>Introduction to building ASP.NET Core Web APIs using .NET6<text:span text:style-name="T2"> </text:span><text:bookmark-end text:name="__RefHeading___Toc2413_998993402"/></text:h>
      <text:p text:style-name="Standard" loext:marker-style-name="T2"><text:span text:style-name="T2"/></text:p>
      <text:p text:style-name="P24" loext:marker-style-name="T2"><text:span text:style-name="T2">Download .NET SDK</text:span></text:p>
      <text:p text:style-name="P24" loext:marker-style-name="T2"><text:span text:style-name="T2">Download Visual Studio 2022</text:span></text:p>
      <text:p text:style-name="P24"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2" loext:marker-style-name="T2"/>
      <text:h text:style-name="P2" text:outline-level="1"><text:bookmark-start text:name="__RefHeading___Toc2415_998993402"/>Section 2: Create New ASP.NET Core Web API &amp; Domain Models<text:bookmark-end text:name="__RefHeading___Toc2415_998993402"/></text:h>
      <text:p text:style-name="P25" loext:marker-style-name="T2"><text:span text:style-name="T2"/></text:p>
      <text:p text:style-name="P25" loext:marker-style-name="T2"><text:span text:style-name="T2">SPA (Single Page Application) = A Single Pa</text:span><text:span text:style-name="T11">g</text:span><text:span text:style-name="T2">e Application is an app that doesn't need to reloa</text:span><text:span text:style-name="T11">d</text:span></text:p>
      <text:p text:style-name="P26"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7"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8"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9"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0"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1"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1"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2"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2">Controller</text:span> &lt;--&gt; <text:span text:style-name="T68">DbContext</text:span> &lt;--&gt; <text:span text:style-name="T67">Database</text:span></text:p>
      <text:p text:style-name="P8"><text:span text:style-name="T73">DbContext is </text:span><text:span text:style-name="T2">the </text:span><text:span text:style-name="T73">intermediate between of Controllers and Databases </text:span><text:span text:style-name="T74">in our appilcations</text:span><text:span text:style-name="T73">.</text:span></text:p>
      <text:p text:style-name="P9">In order to see the suggestions press Ctrl + . and then the suggestions in order to fix the problem are going to be in a popup. <text:span text:style-name="T75">With base(dbContextOptions) we are passing this argument to the base class (</text:span><text:span text:style-name="T76">check it later</text:span><text:span text:style-name="T75">). </text:span><text:span text:style-name="T78">DbSet is a property of DbContext that represents a collection of entities (</text:span><text:span text:style-name="T69">domain models</text:span><text:span text:style-name="T78">) in the database, </text:span><text:span text:style-name="T79">so we want to represent our domain models as collections in our database </text:span><text:span text:style-name="T80">and we will do that inside DbContext. </text:span></text:p>
      <text:p text:style-name="P9">Adding ConnectionString To The Database In Appsettings.Json <text:span text:style-name="T81">= </text:span><text:span text:style-name="T77">sqllocaldb create NZWalksDb</text:span><text:span text:style-name="T81"> </text:span><text:span text:style-name="T82">in order to create a new local database for the SSMS</text:span></text:p>
      <text:p text:style-name="P31"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1"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3">Add-Migration “Name-Of-Migration” = <text:span text:style-name="T83">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4">Update Database = with command we are sending these changes and we are creating them to our database. <text:span text:style-name="T84">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5" loext:marker-style-name="T2"><text:span text:style-name="T2"/></text:p>
      <text:p text:style-name="P35"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6"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6" loext:marker-style-name="T2"><text:span text:style-name="T20">In this example:</text:span></text:p>
      <text:list text:style-name="L2">
        <text:list-item>
          <text:p text:style-name="P23">The WeatherApiClient class represents a client for the hypothetical weather API.</text:p>
        </text:list-item>
        <text:list-item>
          <text:p text:style-name="P23">The baseUrl is the base URL of the API, and the GetCurrentWeather and GetWeatherForecast methods represent two different endpoints in the API.</text:p>
        </text:list-item>
        <text:list-item>
          <text:p text:style-name="P37" loext:marker-style-name="T2"><text:span text:style-name="T20">The Main method of the Program class demonstrates how to use the API client to make requests to the API's endpoints, passing the city parameter for specific information.</text:span></text:p>
        </text:list-item>
      </text:list>
      <text:p text:style-name="P36" loext:marker-style-name="T2"><text:span text:style-name="T49">”</text:span></text:p>
      <text:p text:style-name="P10">Get All Regions Action Method <text:span text:style-name="T85">= </text:span></text:p>
      <text:p text:style-name="Standard" loext:marker-style-name="T88"><text:span text:style-name="T87">INSERT</text:span><text:span text:style-name="T88"> </text:span><text:span text:style-name="T87">INTO</text:span><text:span text:style-name="T88"> Regions </text:span><text:span text:style-name="T87">VALUES </text:span><text:span text:style-name="T89">(</text:span><text:span text:style-name="T90">'d164ca1d-deb7-4a77-86c5-fb9a7148c835'</text:span><text:span text:style-name="T89">,</text:span><text:span text:style-name="T88"> </text:span><text:span text:style-name="T90">'AKL'</text:span><text:span text:style-name="T89">,</text:span><text:span text:style-name="T90">'Auckland'</text:span><text:span text:style-name="T89">,</text:span><text:span text:style-name="T88"> </text:span><text:span text:style-name="T90">'https://images.pexels.com/photos/8470793/pexels-photo-8470793.jpeg?auto=compress&amp;cs=tinysrgb&amp;w=1260&amp;h=750&amp;dpr=2'</text:span><text:span text:style-name="T89">);</text:span></text:p>
      <text:p text:style-name="P10"><text:span text:style-name="T87">SELECT</text:span><text:span text:style-name="T88"> </text:span><text:span text:style-name="T89">*</text:span><text:span text:style-name="T88"> </text:span><text:span text:style-name="T87">FROM</text:span><text:span text:style-name="T88"> Regions </text:span></text:p>
      <text:p text:style-name="P13">Create Region Action Method = <text:span text:style-name="T91">at POST endpoints the 201 code gives as also the location of the new resource that’s been created </text:span><text:span text:style-name="T92">at the header response</text:span><text:span text:style-name="T91">, so that’s why it’s important to use it when we do POST.</text:span></text:p>
      <text:p text:style-name="P13">DTOs and Domain Models <text:span text:style-name="T93">= Data transfer Objects, are objects that are used to transfer data to different components of an application. </text:span><text:span text:style-name="T94">They are simple components that typically contain a subset of the properties in the domain model </text:span><text:span text:style-name="T95">and are designed to used for a specific purpose such as transferring data over the network or between layers on the application. </text:span><text:span text:style-name="T96">Domain models have a mapping of the database tables so they are used internally in the application. </text:span><text:span text:style-name="T97">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8">The advantages of DTOs are the separation of concerns </text:span><text:span text:style-name="T99">(DTOs can be designed to match the business requirements </text:span><text:span text:style-name="T100">this ensures that the DTOs are not coupled with the API, </text:span><text:span text:style-name="T101">Security, Versioning</text:span><text:span text:style-name="T99">)</text:span><text:span text:style-name="T98"> </text:span></text:p>
      <text:p text:style-name="P13"/>
      <text:p text:style-name="P10"/>
      <text:h text:style-name="P4" text:outline-level="1"><text:bookmark-start text:name="__RefHeading___Toc2415_998993402 Copy 1 Copy 1"/><text:soft-page-break/>Section <text:span text:style-name="T86">4</text:span>: Asynchronous Programming, Repository Pattern and Automapper<text:bookmark-end text:name="__RefHeading___Toc2415_998993402 Copy 1 Copy 1"/></text:h>
      <text:p text:style-name="P38" loext:marker-style-name="T2"><text:span text:style-name="T2"/></text:p>
      <text:p text:style-name="P38"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8" loext:marker-style-name="T2">Repository Pattern and Benefits <text:span text:style-name="T102">= </text:span><text:span text:style-name="T103">Repository Pattern is a design pattern that helps to separate the data access layer from the rest of the application. </text:span><text:span text:style-name="T104">It provides a standard interface which is an interface class for accessing and managing data in a </text:span><text:span text:style-name="T105">data store such as a </text:span><text:span text:style-name="T106">database without exposing the underlying implementation detail to the rest of the application. </text:span><text:span text:style-name="T107">This pattern it involves of creating an abstraction layer between the application and the data store which is implemented by a concrete repository class. </text:span><text:span text:style-name="T108">Repositories can be added between the Controllers and the Databases </text:span><text:span text:style-name="T109">so that all the operations on the database is then handled by the repository. </text:span></text:p>
      <text:p text:style-name="P39" loext:marker-style-name="T2">Automapper Introduction = it is a popular object to object library for .NET applications <text:span text:style-name="T110">it allows us to simplify the mapping process between two objects with different structures by defining mappings between their properties. </text:span><text:span text:style-name="T111">With the help of Automapper we can create mappings between the source and destination objects in a centralized location which can be used throughout my application. </text:span><text:span text:style-name="T112">This reduces the need for manually copying values between objects and it helps to maintain the code maintainable and less error prone. </text:span><text:span text:style-name="T113">Map between DTOs and Domain Models (and vice-versa)</text:span><text:span text:style-name="T112"> </text:span></text:p>
      <text:p text:style-name="P40" loext:marker-style-name="T2">Implement Automapper = <text:span text:style-name="T114">install the nugget package called “</text:span><text:span text:style-name="T70">Automapper</text:span><text:span text:style-name="T114">”, </text:span><text:span text:style-name="T115">install also the package “</text:span><text:span text:style-name="T71">AutoMapper.Extensions.Microsoft.DependencyInjection</text:span><text:span text:style-name="T115">”</text:span></text:p>
      <text:p text:style-name="P38" loext:marker-style-name="T2"/>
      <text:h text:style-name="P4" text:outline-level="1"><text:bookmark-start text:name="__RefHeading___Toc2415_998993402 Copy 1 Copy 2"/>Section <text:span text:style-name="T86">5</text:span>: Functionality For Walks - Create, Read, Update, Delete For Walks<text:bookmark-end text:name="__RefHeading___Toc2415_998993402 Copy 1 Copy 2"/></text:h>
      <text:p text:style-name="P38" loext:marker-style-name="T2"><text:span text:style-name="T2"/></text:p>
      <text:p text:style-name="P38"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16">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16">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16">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2"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
      <text:p text:style-name="P15"><text:span text:style-name="T2"/></text:p>
      <text:p text:style-name="P18"><text:span text:style-name="T2"/></text:p>
      <text:h text:style-name="P6" text:outline-level="1"><text:bookmark-start text:name="__RefHeading___Toc2415_998993402 Copy 1 Copy 2 Copy 3 Copy 1"/>Section <text:span text:style-name="T117">9</text:span>: Functionality For Walks - Create, Read, Update, Delete For Walks<text:bookmark-end text:name="__RefHeading___Toc2415_998993402 Copy 1 Copy 2 Copy 3 Copy 1"/></text:h>
      <text:p text:style-name="P18" loext:marker-style-name="T2"><text:span text:style-name="T2"/></text:p>
      <text:p text:style-name="P18" loext:marker-style-name="T2"><text:span text:style-name="T2">Create New Controller (Regions Controller) = </text:span></text:p>
      <text:p text:style-name="P18"><text:soft-page-break/><text:span text:style-name="T2"/></text:p>
      <text:p text:style-name="P18"><text:span text:style-name="T2"/></text:p>
      <text:p text:style-name="P18"><text:span text:style-name="T2"/></text:p>
      <text:h text:style-name="P6" text:outline-level="1"><text:bookmark-start text:name="__RefHeading___Toc2415_998993402 Copy 1 Copy 2 Copy 3 Copy 2"/>Section <text:span text:style-name="T117">10</text:span>: Functionality For Walks - Create, Read, Update, Delete For Walks<text:bookmark-end text:name="__RefHeading___Toc2415_998993402 Copy 1 Copy 2 Copy 3 Copy 2"/></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3"/>Section <text:span text:style-name="T117">11</text:span>: Functionality For Walks - Create, Read, Update, Delete For Walks<text:bookmark-end text:name="__RefHeading___Toc2415_998993402 Copy 1 Copy 2 Copy 3 Copy 3"/></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4"/>Section <text:span text:style-name="T117">12</text:span>: Functionality For Walks - Create, Read, Update, Delete For Walks<text:bookmark-end text:name="__RefHeading___Toc2415_998993402 Copy 1 Copy 2 Copy 3 Copy 4"/></text:h>
      <text:p text:style-name="P18" loext:marker-style-name="T2"><text:span text:style-name="T2"/></text:p>
      <text:p text:style-name="P18" loext:marker-style-name="T2"><text:span text:style-name="T2">Create New Controller (Regions Controller) = </text:span></text:p>
      <text:p text:style-name="P18"><text:span text:style-name="T2"/></text:p>
      <text:p text:style-name="P18"><text:span text:style-name="T2"/></text:p>
      <text:p text:style-name="P18"><text:span text:style-name="T2"/></text:p>
      <text:h text:style-name="P6" text:outline-level="1"><text:bookmark-start text:name="__RefHeading___Toc2415_998993402 Copy 1 Copy 2 Copy 3 Copy 5"/>Section <text:span text:style-name="T117">13</text:span>: Functionality For Walks - Create, Read, Update, Delete For Walks<text:bookmark-end text:name="__RefHeading___Toc2415_998993402 Copy 1 Copy 2 Copy 3 Copy 5"/></text:h>
      <text:p text:style-name="P18" loext:marker-style-name="T2"><text:span text:style-name="T2"/></text:p>
      <text:p text:style-name="P18" loext:marker-style-name="T2"><text:span text:style-name="T2">Create New Controller (Regions Controller) = </text:span></text:p>
      <text:p text:style-name="P18"><text:soft-page-break/><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93</meta:editing-cycles>
    <meta:creation-date>2023-09-08T10:39:00</meta:creation-date>
    <dc:date>2024-02-06T16:51:37.493000000</dc:date>
    <meta:editing-duration>P1DT21H9M52S</meta:editing-duration>
    <meta:generator>LibreOffice/7.6.4.1$Windows_X86_64 LibreOffice_project/e19e193f88cd6c0525a17fb7a176ed8e6a3e2aa1</meta:generator>
    <meta:document-statistic meta:table-count="0" meta:image-count="0" meta:object-count="0" meta:page-count="8" meta:paragraph-count="77" meta:word-count="2212" meta:character-count="13560" meta:non-whitespace-character-count="11412"/>
    <meta:user-defined meta:name="AppVersion">16.0000</meta:user-defined>
    <meta:template xlink:type="simple" xlink:actuate="onRequest" xlink:title="Normal.dotm" xlink:href=""/>
  </office:meta>
</office:document-meta>
</file>